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language="en" fo:country="none"/>
    </style:style>
    <style:style style:name="P4" style:family="paragraph" style:parent-style-name="Standard">
      <style:paragraph-properties fo:text-align="start" style:justify-single-word="false"/>
      <style:text-properties fo:language="en" fo:country="none"/>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font-style="italic" style:font-style-asian="italic" style:font-style-complex="italic"/>
    </style:style>
    <style:style style:name="P8" style:family="paragraph" style:parent-style-name="Standard">
      <style:text-properties fo:font-size="9pt" fo:font-style="normal" fo:font-weight="bold" style:font-size-asian="9pt" style:font-style-asian="normal" style:font-weight-asian="bold" style:font-size-complex="9pt" style:font-style-complex="normal" style:font-weight-complex="bold"/>
    </style:style>
    <style:style style:name="P9" style:family="paragraph" style:parent-style-name="Standard">
      <style:text-properties fo:font-size="9pt" style:font-size-asian="9pt" style:font-size-complex="9pt"/>
    </style:style>
    <style:style style:name="P10" style:family="paragraph" style:parent-style-name="Standard">
      <style:text-properties fo:font-size="12pt" style:font-size-asian="10.5pt" style:font-size-complex="12pt"/>
    </style:style>
    <style:style style:name="P11" style:family="paragraph" style:parent-style-name="Standard">
      <style:text-properties fo:font-size="12pt" style:font-size-asian="12pt" style:font-size-complex="12pt"/>
    </style:style>
    <style:style style:name="P12" style:family="paragraph" style:parent-style-name="Standard">
      <style:text-properties fo:font-size="12pt" fo:font-weight="bold" style:font-size-asian="12pt" style:font-weight-asian="bold" style:font-size-complex="12pt" style:font-weight-complex="bold"/>
    </style:style>
    <style:style style:name="P13"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T1" style:family="text">
      <style:text-properties fo:language="en" fo:country="none"/>
    </style:style>
    <style:style style:name="T2" style:family="text">
      <style:text-properties fo:language="en" fo:country="none" fo:font-weight="bold" style:font-weight-asian="bold" style:font-weight-complex="bold"/>
    </style:style>
    <style:style style:name="T3" style:family="text">
      <style:text-properties fo:language="en" fo:country="none" fo:font-style="italic" style:font-style-asian="italic" style:font-style-complex="italic"/>
    </style:style>
    <style:style style:name="T4" style:family="text">
      <style:text-properties fo:language="en" fo:country="none" fo:font-style="italic" fo:font-weight="normal" style:font-style-asian="italic" style:font-weight-asian="normal" style:font-style-complex="italic" style:font-weight-complex="normal"/>
    </style:style>
    <style:style style:name="T5" style:family="text">
      <style:text-properties fo:language="en" fo:country="none"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normal" style:font-weight-asian="normal" style:font-weight-complex="normal"/>
    </style:style>
    <style:style style:name="T12" style:family="text">
      <style:text-properties fo:font-size="9pt" style:font-size-asian="9pt" style:font-size-complex="9pt"/>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2pt" fo:font-weight="bold" style:font-size-asian="10.5pt" style:font-weight-asian="bold" style:font-size-complex="12pt" style:font-weight-complex="bold"/>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style:font-size-asian="10.5pt" style:font-size-complex="12pt"/>
    </style:style>
    <style:style style:name="T17"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PS2Mouse</text:span></text:p>
      <text:p text:style-name="P2"><text:span text:style-name="T1"/></text:p>
      <text:p text:style-name="P2"><text:span text:style-name="T1">This module has been created because in a standard PS2 mouse there are two encoders (x, y) and two buttons and if it is one of the Intelli Mouse type it will have three encoders (x, y, z) and three (or five buttons), which gives many potential uses and the management of them is done outside of the board. Two pins are required, clock <text:s/>and data pins, to control the mouse and although any pin would be valid, the maximum number of mice has been limited to 3 (the limit can easily be changed by modifying the following line</text:span></text:p>
      <text:p text:style-name="P2"><text:span text:style-name="T1"><text:tab/></text:span><text:span text:style-name="T3">#define MAX_MICE 0x03</text:span></text:p>
      <text:p text:style-name="P2"><text:span text:style-name="T1">in the file FirmataPS2Mouse.h for a higher value).</text:span> </text:p>
      <text:p text:style-name="P2"/>
      <text:p text:style-name="P4">You need to install a new library in the Arduino IDE and the code for the new module in ConfigurableFirmata, The library for Arduino is based on these two (<text:a xlink:type="simple" xlink:href="https://github.com/kristopher/PS2-Mouse-Arduino" text:style-name="Internet_20_link" text:visited-style-name="Visited_20_Internet_20_Link">github.com/kristopher/PS2-Mouse-Arduino</text:a> y <text:a xlink:type="simple" xlink:href="https://github.com/rucek" text:style-name="Internet_20_link" text:visited-style-name="Visited_20_Internet_20_Link"><text:span text:style-name="T9">rucek</text:span></text:a><text:span text:style-name="T9">/</text:span><text:a xlink:type="simple" xlink:href="https://github.com/rucek/arduino-ps2-mouse" text:style-name="Internet_20_link" text:visited-style-name="Visited_20_Internet_20_Link"><text:span text:style-name="Strong_20_Emphasis"><text:span text:style-name="T9">arduino-ps2-mouse</text:span></text:span></text:a><text:span text:style-name="Strong_20_Emphasis"><text:span text:style-name="T9">)</text:span></text:span> with little changes. The installation of this library is done in the usual way, downloading the file "<text:span text:style-name="T6">ps2-mouse.zip</text:span>" from the "<text:span text:style-name="T6">arduino code</text:span>" part and installing it in the Arduino IDE, the necessary part for ConfigurableFirmata is in "<text:span text:style-name="T6">src.zip</text:span>" and you have to copy it into "<text:span text:style-name="T6">src</text:span>" folder of ConfigurableFirmata and finally you have to add some lines in the file "<text:span text:style-name="T6">ConfigurableFirmata.ino</text:span>" to work with the new module.</text:p>
      <text:p text:style-name="P4"/>
      <text:p text:style-name="P4">After the lines</text:p>
      <text:p text:style-name="Standard"><text:tab/><text:span text:style-name="T7">#include &lt;FirmataScheduler.h&gt;</text:span></text:p>
      <text:p text:style-name="P7"><text:tab/>FirmataScheduler scheduler;</text:p>
      <text:p text:style-name="P2">you have to add these</text:p>
      <text:p text:style-name="Standard"><text:span text:style-name="T10"><text:tab/>#include &lt;PS2Mouse.h&gt;</text:span></text:p>
      <text:p text:style-name="P5"><text:tab/>#include &lt;FirmataPS2Mouse.h&gt;</text:p>
      <text:p text:style-name="P6"><text:tab/>FirmataPS2Mouse ps2mouse;</text:p>
      <text:p text:style-name="P6"><text:span text:style-name="T11"/></text:p>
      <text:p text:style-name="P6"><text:span text:style-name="T5">in the procedure and after</text:span><text:span text:style-name="T11"> </text:span></text:p>
      <text:p text:style-name="P6"><text:span text:style-name="T11"><text:tab/></text:span><text:span text:style-name="T8">firmataExt.addFeature(scheduler);</text:span></text:p>
      <text:p text:style-name="P6"><text:span text:style-name="T11">add</text:span></text:p>
      <text:p text:style-name="Standard"><text:span text:style-name="T6"><text:tab/>firmataExt.addFeature(ps2mouse);</text:span></text:p>
      <text:p text:style-name="P3">and finally in the <text:span text:style-name="T7">loop() </text:span>procedure inside the <text:span text:style-name="T7">if (reporting.elapsed ()) {</text:span></text:p>
      <text:p text:style-name="P3"><text:tab/>...</text:p>
      <text:p text:style-name="P3"><text:tab/><text:span text:style-name="T10">ps2mouse.report();</text:span></text:p>
      <text:p text:style-name="P3"><text:tab/><text:span text:style-name="T7">}</text:span></text:p>
      <text:p text:style-name="Standard"/>
      <text:p text:style-name="P5"><text:span text:style-name="T5">The main properties are:</text:span></text:p>
      <text:p text:style-name="P5"><text:span text:style-name="T1">Board</text:span><text:span text:style-name="T5">: Instance of the board to which it belongs.</text:span></text:p>
      <text:p text:style-name="P5"><text:span text:style-name="T1">DataPin, ClockPin</text:span><text:span text:style-name="T5">: pins used for communication with the mouse.</text:span></text:p>
      <text:p text:style-name="P5"><text:span text:style-name="T1">Device</text:span><text:span text:style-name="T5">: mouse number, from 0 to 2 (more changing MAX_MICE).</text:span></text:p>
      <text:p text:style-name="P5"><text:span text:style-name="T1">MouseType</text:span><text:span text:style-name="T5">: mouse type, one of (STANDARD, INTELLI_MOUSE, FIVEBUTTONS, STILL_UNKNOWN).</text:span></text:p>
      <text:p text:style-name="P5"><text:span text:style-name="T1">MouseData</text:span><text:span text:style-name="T5">: record with the last mouse reading.</text:span></text:p>
      <text:p text:style-name="P5"><text:span text:style-name="T1">Status</text:span><text:span text:style-name="T5">: stores the last value of the read </text:span><text:span text:style-name="T4">Status</text:span><text:span text:style-name="T5"> record, not to be confused with </text:span><text:span text:style-name="T4">MouseData status</text:span><text:span text:style-name="T5">.</text:span></text:p>
      <text:p text:style-name="P5"><text:span text:style-name="T1">Scaling</text:span><text:span text:style-name="T5">: one of (PS2MOUSE_SCALING_1_TO_1, PS2MOUSE_SCALING_2_TO_1).</text:span></text:p>
      <text:p text:style-name="P5"><text:span text:style-name="T1">Mode</text:span><text:span text:style-name="T5">: one of (PS2MOUSE_STREAM, PS2MOUSE_REMOTE).</text:span></text:p>
      <text:p text:style-name="P5"><text:span text:style-name="T1">Resolution</text:span><text:span text:style-name="T5">: one of (PS2MOUSE_1_COUNT_MM, PS2MOUSE_2_COUNT_MM, PS2MOUSE_4_COUNT_MM, PS2MOUSE_8_COUNT_MM).</text:span></text:p>
      <text:p text:style-name="P5"><text:span text:style-name="T1">SampleRate</text:span><text:span text:style-name="T5">: one of (R_10, R_20, R_40, R_60, R_80, R_100, R_200).</text:span></text:p>
      <text:p text:style-name="P5"><text:span text:style-name="T1">Reporting</text:span><text:span text:style-name="T5">: configures the automatic mouse position reading mode.</text:span></text:p>
      <text:p text:style-name="P5"><text:span text:style-name="T5"/></text:p>
      <text:p text:style-name="P5"><text:span text:style-name="T4">ClockPin</text:span><text:span text:style-name="T5"> and </text:span><text:span text:style-name="T4">DataPin</text:span><text:span text:style-name="T5"> are checked only when </text:span><text:span text:style-name="T1">Enabled</text:span><text:span text:style-name="T5"> True to activate the corresponding instance, </text:span><text:soft-page-break/><text:span text:style-name="T5">showing an error if this is the case, it is also checked if the pin is assigned to another </text:span><text:span text:style-name="T4">TPin</text:span><text:span text:style-name="T5"> instance or belongs to an active module. The instance is activated with the following default values, PS2MOUSE_REMOTE, PS2MOUSE_8_COUNT_MM, R_60 and SCALING_1_TO_1.</text:span></text:p>
      <text:p text:style-name="P5"><text:span text:style-name="T5"/></text:p>
      <text:p text:style-name="P5"><text:span text:style-name="T5">In this momment only REMOTE mode is allowed.</text:span></text:p>
      <text:p text:style-name="P5"><text:span text:style-name="T5"/></text:p>
      <text:p text:style-name="P5"><text:span text:style-name="T5">Valid commands are: </text:span></text:p>
      <text:p text:style-name="Standard"><text:tab/> <text:span text:style-name="T6">config</text:span><text:span text:style-name="T11">, set clock, data pins an initial mode.</text:span></text:p>
      <text:p text:style-name="Standard"><text:tab/><text:tab/><text:span text:style-name="T12">0 <text:s/>START_SYSEX <text:s text:c="5"/>(0xF0)</text:span></text:p>
      <text:p text:style-name="P9"><text:tab/><text:tab/>1 <text:s/>PS2MOUSE_DATA <text:s text:c="4"/>(0x50)</text:p>
      <text:p text:style-name="P9"><text:tab/><text:tab/>2 <text:s/>PS2MOUSE_CONFIG <text:s text:c="2"/>(0x02)</text:p>
      <text:p text:style-name="P9"><text:tab/><text:tab/>3 <text:s/>mouse number <text:s text:c="5"/>(0-3)</text:p>
      <text:p text:style-name="P9"><text:tab/><text:tab/>3 <text:s/>ClockPin <text:s text:c="9"/>(0-127)</text:p>
      <text:p text:style-name="P9"><text:tab/><text:tab/>4 <text:s/>DataPin <text:s text:c="10"/>(0-127)</text:p>
      <text:p text:style-name="P9"><text:tab/><text:tab/>5 <text:s/>Mode <text:s text:c="13"/>(optional) REMOTE 1, STREAM 0</text:p>
      <text:p text:style-name="P9"><text:tab/><text:tab/>5/6 <text:s/>END_SYSEX (0xF7)</text:p>
      <text:p text:style-name="P9"><text:s text:c="13"/><text:span text:style-name="T13"><text:s text:c="2"/>queryStatus</text:span><text:span text:style-name="T15">, query status register from mouse.</text:span></text:p>
      <text:p text:style-name="P9"><text:s text:c="15"/><text:tab/><text:tab/>0 <text:s/>START_SYSEX <text:s text:c="5"/>(0xF0)</text:p>
      <text:p text:style-name="P9"><text:tab/><text:tab/>1 <text:s/>PS2MOUSE_DATA <text:s text:c="4"/>(0x50)</text:p>
      <text:p text:style-name="P9"><text:s/><text:tab/><text:tab/>2 <text:s/>PS2MOUSE_STATUS <text:s text:c="2"/>(0x01)</text:p>
      <text:p text:style-name="P9"><text:s/><text:tab/><text:tab/>3 <text:s/>Mouse number <text:s text:c="5"/>(0-2)</text:p>
      <text:p text:style-name="P9"><text:s/><text:tab/><text:tab/>4 <text:s/>END_SYSEX <text:s text:c="7"/>(0xF7)</text:p>
      <text:p text:style-name="P9"><text:span text:style-name="T14"><text:tab/>q</text:span><text:span text:style-name="T13">ueryDeviceID</text:span><text:span text:style-name="T15">, query connected mouse type.</text:span></text:p>
      <text:p text:style-name="P9"><text:tab/><text:tab/>0 <text:s/>START_SYSEX <text:s text:c="5"/>(0xF0)</text:p>
      <text:p text:style-name="P9"><text:s/><text:tab/><text:tab/>1 <text:s/>PS2MOUSE_DATA <text:s text:c="4"/>(0x50)</text:p>
      <text:p text:style-name="P9"><text:s/><text:tab/><text:tab/>2 <text:s/>PS2MOUSE_DEVICEID <text:s text:c="2"/>(0x03)</text:p>
      <text:p text:style-name="P9"><text:s/><text:tab/><text:tab/>3 <text:s/>Mouse number <text:s text:c="5"/>(0-2)</text:p>
      <text:p text:style-name="P9"><text:s/><text:tab/><text:tab/>4 <text:s/>END_SYSEX <text:s text:c="7"/>(0xF7</text:p>
      <text:p text:style-name="P9"><text:span text:style-name="T14"><text:tab/>queryData</text:span><text:span text:style-name="T16">, query record position and button states.</text:span></text:p>
      <text:p text:style-name="P9"><text:tab/><text:tab/>0 <text:s/>START_SYSEX <text:s text:c="5"/>(0xF0)</text:p>
      <text:p text:style-name="P9"><text:tab/><text:tab/>1 <text:s/>PS2MOUSE_DATA <text:s text:c="2"/>(0x50)</text:p>
      <text:p text:style-name="P9"><text:tab/><text:tab/>2 <text:s/>PS2MOUSE_DATA <text:s text:c="3"/>(0x50)</text:p>
      <text:p text:style-name="P9"><text:tab/><text:tab/>3 <text:s/>Mouse number <text:s text:c="5"/>(0-2)</text:p>
      <text:p text:style-name="P9"><text:tab/><text:tab/>4 <text:s/>END_SYSEX <text:s text:c="7"/>(0xF7)</text:p>
      <text:p text:style-name="P10"><text:tab/><text:span text:style-name="T6">reset</text:span>, init the mouse.</text:p>
      <text:p text:style-name="P9"><text:tab/><text:tab/>0 <text:s/>START_SYSEX <text:s text:c="5"/>(0xF0)</text:p>
      <text:p text:style-name="P9"><text:s/><text:tab/><text:tab/>1 <text:s/>PS2MOUSE_DATA <text:s text:c="4"/>(0x50)</text:p>
      <text:p text:style-name="P9"><text:tab/><text:tab/>2 <text:s/>PS2MOUSE_RESET <text:s text:c="2"/>(0x00)</text:p>
      <text:p text:style-name="P9"><text:tab/><text:tab/>3 <text:s/>Mouse number <text:s text:c="5"/>(0-2)</text:p>
      <text:p text:style-name="P9"><text:tab/><text:tab/>4 <text:s/>END_SYSEX <text:s text:c="7"/>(0xF7)</text:p>
      <text:p text:style-name="P11"><text:tab/><text:span text:style-name="T6">sendSampleRate</text:span>, set mouse sample rate.</text:p>
      <text:p text:style-name="P9"><text:tab/><text:tab/>0 <text:s/>START_SYSEX <text:s text:c="5"/>(0xF0)</text:p>
      <text:p text:style-name="P9"><text:tab/><text:tab/>1 <text:s/>PS2MOUSE_DATA <text:s text:c="4"/>(0x50)</text:p>
      <text:p text:style-name="P9"><text:tab/><text:tab/>2 <text:s/>PS2MOUSE_SET_SAMPLE_RATE <text:s text:c="3"/>(0x05)</text:p>
      <text:p text:style-name="P9"><text:tab/><text:tab/>3 <text:s/>Mouse number <text:s text:c="5"/>(0-2)</text:p>
      <text:p text:style-name="P9"><text:tab/><text:tab/>4 <text:s/>sample rate <text:s text:c="7"/>lsb</text:p>
      <text:p text:style-name="P9"><text:tab/><text:tab/>5 <text:s/>sample rate <text:s text:c="7"/>msb</text:p>
      <text:p text:style-name="P9"><text:tab/><text:tab/>6 <text:s/>END_SYSEX <text:s text:c="7"/>(0xF7)</text:p>
      <text:p text:style-name="P11"><text:tab/><text:span text:style-name="T6">sendResolution</text:span>, set mouse resolution.</text:p>
      <text:p text:style-name="P9"><text:tab/><text:tab/>0 <text:s/>START_SYSEX <text:s text:c="5"/>(0xF0)</text:p>
      <text:p text:style-name="P9"><text:tab/><text:tab/>1 <text:s/>PS2MOUSE_DATA <text:s text:c="4"/>(0x50)</text:p>
      <text:p text:style-name="P9"><text:tab/><text:tab/>2 <text:s/>PS2MOUSE_SET_RESOLUTION <text:s text:c="3"/>(0x04)</text:p>
      <text:p text:style-name="P9"><text:tab/><text:tab/>3 <text:s/>Mouse number <text:s text:c="5"/>(0-2)</text:p>
      <text:p text:style-name="P9"><text:tab/><text:tab/>4 <text:s/>resolution <text:s text:c="7"/>(0-3)</text:p>
      <text:p text:style-name="P9"><text:tab/><text:tab/>5 <text:s/>END_SYSEX <text:s text:c="7"/>(0xF7)</text:p>
      <text:p text:style-name="P12"><text:tab/>sendReporting<text:span text:style-name="T11">, enable/disable automatic reporting mouse position. </text:span></text:p>
      <text:p text:style-name="P9"><text:tab/><text:tab/>0 <text:s/>START_SYSEX <text:s text:c="5"/>(0xF0)</text:p>
      <text:p text:style-name="P9"><text:tab/><text:tab/>1 <text:s/>PS2MOUSE_DATA <text:s text:c="4"/>(0x50)</text:p>
      <text:p text:style-name="P9"><text:tab/><text:tab/>2 <text:s/>PS2MOUSE_REPORTING <text:s text:c="2"/>(0x06)</text:p>
      <text:p text:style-name="P9"><text:tab/><text:tab/>3 <text:s/>Mouse number <text:s text:c="5"/>(0-2)</text:p>
      <text:p text:style-name="P9"><text:tab/><text:tab/>4 <text:s/>Reporting <text:s text:c="8"/>(0-1) 1 enable, 0 disable, it is firmata reporting not mouse reporting</text:p>
      <text:p text:style-name="P9"><text:tab/><text:tab/>5 <text:s/>END_SYSEX <text:s text:c="7"/>(0xF7)</text:p>
      <text:p text:style-name="P11"><text:tab/><text:span text:style-name="T6">sendFiveButtonsMode</text:span>, special INTELLI MOUSE mode with five buttons, but wheel move is only 4 bits.</text:p>
      <text:p text:style-name="P9"><text:soft-page-break/><text:tab/><text:tab/>0 <text:s/>START_SYSEX <text:s text:c="5"/>(0xF0)</text:p>
      <text:p text:style-name="P9"><text:s/><text:tab/><text:tab/>1 <text:s/>PS2MOUSE_DATA <text:s text:c="5"/>(0x50)</text:p>
      <text:p text:style-name="P9"><text:s/><text:tab/><text:tab/>2 <text:s/>PS2MOUSE_SET_FIVE_BUTTONS <text:s/>(0x07)</text:p>
      <text:p text:style-name="P9"><text:s/><text:tab/><text:tab/>3 <text:s/>Mouse number <text:s text:c="5"/>(0-2)</text:p>
      <text:p text:style-name="P9"><text:s/><text:tab/><text:tab/>5 <text:s/>END_SYSEX <text:s text:c="7"/>(0xF7)</text:p>
      <text:p text:style-name="P11"><text:tab/>s<text:span text:style-name="T6">endRemoteMode</text:span>, set mouse in REMOTE mode.</text:p>
      <text:p text:style-name="P9"><text:tab/><text:tab/>0 <text:s/>START_SYSEX <text:s text:c="5"/>(0xF0)</text:p>
      <text:p text:style-name="P9"><text:s/><text:tab/><text:tab/>1 <text:s/>PS2MOUSE_DATA <text:s text:c="3"/>(0x50)</text:p>
      <text:p text:style-name="P9"><text:s/><text:tab/><text:tab/>2 <text:s/>PS2MOUSE_SET_REMOTE_MODE <text:s text:c="2"/>(0x09)</text:p>
      <text:p text:style-name="P9"><text:s/><text:tab/><text:tab/>3 <text:s/>Mouse number <text:s text:c="5"/>(0-2)</text:p>
      <text:p text:style-name="P9"><text:s/><text:tab/><text:tab/>5 <text:s/>END_SYSEX <text:s text:c="7"/>(0xF7)</text:p>
      <text:p text:style-name="P9"/>
      <text:p text:style-name="P11">Response data</text:p>
      <text:p text:style-name="P9"><text:span text:style-name="T13"><text:tab/>queryDeviceID response</text:span>,</text:p>
      <text:p text:style-name="P9"><text:tab/><text:tab/>0 <text:s/>START_SYSEX <text:s text:c="5"/>(0xF0)</text:p>
      <text:p text:style-name="P9"><text:s text:c="2"/><text:tab/><text:tab/>1 <text:s/>PS2MOUSE_DATA <text:s/>(0x50)</text:p>
      <text:p text:style-name="P9"><text:s text:c="2"/><text:tab/><text:tab/>2 <text:s/>PS2MOUSE_DATA <text:s text:c="2"/>(0x50)</text:p>
      <text:p text:style-name="P9"><text:s text:c="2"/><text:tab/><text:tab/>3 <text:s/>Mouse number <text:s text:c="5"/>(0-2)</text:p>
      <text:p text:style-name="P9"><text:s text:c="2"/><text:tab/><text:tab/>4 <text:s/>Mouse Type <text:s text:c="6"/>(0-127) <text:s text:c="3"/>0 = standard, 3 = intelli_mouse, 4 = five buttons</text:p>
      <text:p text:style-name="P9"><text:s text:c="2"/><text:tab/><text:tab/>5 END_SYSEX <text:s text:c="7"/>(0xF7)</text:p>
      <text:p text:style-name="P10"><text:tab/><text:span text:style-name="T6">queryStatus response</text:span>,</text:p>
      <text:p text:style-name="P9"><text:s/><text:tab/><text:tab/>0 <text:s/>START_SYSEX <text:s text:c="5"/>(0xF0)</text:p>
      <text:p text:style-name="P9"><text:tab/><text:tab/>1 <text:s/>PS2MOUSE_DATA <text:s text:c="3"/>(0x50)</text:p>
      <text:p text:style-name="P9"><text:s text:c="8"/><text:tab/><text:tab/>2 <text:s/>PS2MOUSE_STATUS <text:s text:c="2"/>(0x01)</text:p>
      <text:p text:style-name="P9"><text:s text:c="8"/><text:tab/><text:tab/>3 <text:s/>Mouse number <text:s text:c="5"/>(0-2)</text:p>
      <text:p text:style-name="P9"><text:s text:c="8"/><text:tab/><text:tab/>4 <text:s/>status <text:s text:c="11"/>(lsb) <text:s/>//Status bits: bit 7: always 0; bit 6: Mode: 1 remote, 0 stream; bit 5: enable internal reporting</text:p>
      <text:p text:style-name="P9"><text:s text:c="8"/><text:tab/><text:tab/>5 <text:s/>status <text:s text:c="11"/>(msb) //bit 4: scaling; bit 3: always 0; bit 2: middle button; bit 1:right button; bit 0: left button</text:p>
      <text:p text:style-name="P9"><text:s text:c="8"/><text:tab/><text:tab/>6 Resolution <text:s text:c="7"/>(lsb)</text:p>
      <text:p text:style-name="P9"><text:s text:c="8"/><text:tab/><text:tab/>7 Resolution <text:s text:c="7"/>(msb)</text:p>
      <text:p text:style-name="P9"><text:s text:c="8"/><text:tab/><text:tab/>8 SampleRate <text:s text:c="7"/>(lsb)</text:p>
      <text:p text:style-name="P9"><text:s text:c="8"/><text:tab/><text:tab/>9 SampleRate <text:s text:c="7"/>(msb)</text:p>
      <text:p text:style-name="P9"><text:s text:c="8"/><text:tab/><text:tab/>10 END_SYSEX <text:s text:c="7"/>(0xF7)</text:p>
      <text:p text:style-name="P10"><text:tab/><text:span text:style-name="T6">queryData response</text:span>,</text:p>
      <text:p text:style-name="P9"><text:s text:c="4"/><text:tab/><text:tab/>0 <text:s/>START_SYSEX <text:s text:c="5"/>(0xF0)</text:p>
      <text:p text:style-name="P9"><text:s text:c="4"/><text:tab/><text:tab/>1 <text:s/>PS2MOUSE_DATA <text:s text:c="3"/>(0x50)</text:p>
      <text:p text:style-name="P9"><text:s text:c="4"/><text:tab/><text:tab/>2 <text:s/>PS2MOUSE_DATA <text:s text:c="2"/>(0x50)</text:p>
      <text:p text:style-name="P9"><text:s text:c="5"/><text:tab/><text:tab/>3 <text:s/>Mouse number <text:s text:c="5"/>(0-2)</text:p>
      <text:p text:style-name="P9"><text:s text:c="5"/><text:tab/><text:tab/>4 <text:s/>status <text:s text:c="11"/>(lsb) <text:s/>//Status bits: bit 7: y overflow; bit 6: x overflow; bit 5: y sign; bit 4: x sign;</text:p>
      <text:p text:style-name="P9"><text:s text:c="5"/><text:tab/><text:tab/>5 <text:s/>status <text:s text:c="11"/>(msb) //bit 3: always 1; bit 2: middle button; bit 1:right button; bit 0: left button</text:p>
      <text:p text:style-name="P9"><text:s text:c="5"/><text:tab/><text:tab/>6 <text:s/>x position <text:s text:c="7"/>(lsb)</text:p>
      <text:p text:style-name="P9"><text:s text:c="5"/><text:tab/><text:tab/>7 <text:s/>x position <text:s text:c="7"/>(msb)</text:p>
      <text:p text:style-name="P9"><text:s text:c="5"/><text:tab/><text:tab/>8 <text:s/>y position <text:s text:c="7"/>(lsb)</text:p>
      <text:p text:style-name="P9"><text:s text:c="5"/><text:tab/><text:tab/>9 <text:s/>y position <text:s text:c="7"/>(msb)</text:p>
      <text:p text:style-name="P9"><text:s text:c="5"/><text:tab/><text:tab/>10 wheel <text:s text:c="12"/>(lsb) <text:s/>// three buttons mode: bit 0-7: wheel move</text:p>
      <text:p text:style-name="P9"><text:s text:c="5"/><text:tab/><text:tab/>11 wheel <text:s text:c="12"/>(msb) // five buttons mode: bit 5: five button; bit 4: four button; bit 0-3: wheel move</text:p>
      <text:p text:style-name="P8"><text:span text:style-name="T5"><text:s text:c="5"/><text:tab/><text:tab/>12 END_SYSEX <text:s text:c="7"/>(0xF7)</text:span></text:p>
      <text:p text:style-name="P13"><text:span text:style-name="T5"/></text:p>
      <text:p text:style-name="P13"><text:span text:style-name="T5">The </text:span><text:span text:style-name="T1">OnMouseData</text:span><text:span text:style-name="T5"> event is activated with the </text:span><text:span text:style-name="T4">queryData</text:span><text:span text:style-name="T5"> request or when the Reporting property is True, giving the mouse position data and the buttons status.</text:span></text:p>
      <text:p text:style-name="P13"><text:span text:style-name="T5">The </text:span><text:span text:style-name="T1">OnMouseDeviceID</text:span><text:span text:style-name="T5"> event is activated with the </text:span><text:span text:style-name="T4">queryDeviceID</text:span><text:span text:style-name="T5"> request and returns the mouse ty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27T09:37:47.22</meta:creation-date>
    <meta:document-statistic meta:table-count="0" meta:image-count="0" meta:object-count="0" meta:page-count="3" meta:paragraph-count="138" meta:word-count="929" meta:character-count="6924"/>
    <dc:date>2019-03-27T10:12:32.57</dc:date>
    <meta:editing-duration>PT2M13S</meta:editing-duration>
    <meta:editing-cycles>1</meta:editing-cycles>
    <meta:generator>OpenOffice/4.1.2$Win32 OpenOffice.org_project/412m3$Build-9782</meta:generator>
  </office:meta>
</office:document-meta>
</file>